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77b9"/>
    </style:style>
    <style:style style:name="P2" style:family="paragraph" style:parent-style-name="Horizontal_20_Line">
      <style:paragraph-properties fo:margin-top="0in" fo:margin-bottom="0.0972in" style:contextual-spacing="false" fo:line-height="115%"/>
      <style:text-properties officeooo:rsid="000177b9"/>
    </style:style>
    <style:style style:name="P3" style:family="paragraph" style:parent-style-name="Heading_20_2">
      <style:paragraph-properties fo:margin-top="0in" fo:margin-bottom="0.0972in" style:contextual-spacing="false" fo:line-height="115%"/>
      <style:text-properties officeooo:rsid="000177b9"/>
    </style:style>
    <style:style style:name="P4" style:family="paragraph" style:parent-style-name="Heading_20_3">
      <style:paragraph-properties fo:margin-top="0in" fo:margin-bottom="0.0972in" style:contextual-spacing="false" fo:line-height="115%"/>
      <style:text-properties officeooo:rsid="000177b9"/>
    </style:style>
    <style:style style:name="P5" style:family="paragraph" style:parent-style-name="Preformatted_20_Text">
      <style:paragraph-properties fo:margin-top="0in" fo:margin-bottom="0.0972in" style:contextual-spacing="false" fo:line-height="115%"/>
      <style:text-properties officeooo:rsid="000177b9"/>
    </style:style>
    <style:style style:name="P6" style:family="paragraph" style:parent-style-name="Text_20_body" style:list-style-name="L1">
      <style:text-properties officeooo:rsid="000177b9"/>
    </style:style>
    <style:style style:name="P7" style:family="paragraph" style:parent-style-name="Text_20_body" style:list-style-name="L2">
      <style:text-properties officeooo:rsid="000177b9"/>
    </style:style>
    <style:style style:name="P8" style:family="paragraph" style:parent-style-name="Text_20_body" style:list-style-name="L3">
      <style:text-properties officeooo:rsid="000177b9"/>
    </style:style>
    <style:style style:name="P9" style:family="paragraph" style:parent-style-name="Text_20_body" style:list-style-name="L4">
      <style:text-properties officeooo:rsid="000177b9"/>
    </style:style>
    <style:style style:name="P10" style:family="paragraph" style:parent-style-name="Text_20_body" style:list-style-name="L5">
      <style:text-properties officeooo:rsid="000177b9"/>
    </style:style>
    <style:style style:name="P11" style:family="paragraph" style:parent-style-name="Text_20_body" style:list-style-name="L6">
      <style:text-properties officeooo:rsid="000177b9"/>
    </style:style>
    <style:style style:name="P12" style:family="paragraph" style:parent-style-name="Text_20_body" style:list-style-name="L7">
      <style:text-properties officeooo:rsid="000177b9"/>
    </style:style>
    <style:style style:name="P13" style:family="paragraph" style:parent-style-name="Text_20_body" style:list-style-name="L8">
      <style:text-properties officeooo:rsid="000177b9"/>
    </style:style>
    <style:style style:name="P14" style:family="paragraph" style:parent-style-name="Text_20_body">
      <style:text-properties officeooo:rsid="000177b9" officeooo:paragraph-rsid="000177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3" text:outline-level="2">CLEAN UPDATED PLAN (OFFLINE-SAFE)</text:h>
      <text:h text:style-name="P4" text:outline-level="3">ZERO — important grounding (read once)</text:h>
      <text:list text:style-name="L1">
        <text:list-item>
          <text:p text:style-name="P6">You are on <text:span text:style-name="Strong_20_Emphasis">Ubuntu Desktop</text:span></text:p>
        </text:list-item>
        <text:list-item>
          <text:p text:style-name="P6"><text:span text:style-name="Strong_20_Emphasis">iptables already exists</text:span></text:p>
        </text:list-item>
        <text:list-item>
          <text:p text:style-name="P6">You do <text:span text:style-name="Strong_20_Emphasis">NOT</text:span> need internet for iptables itself</text:p>
        </text:list-item>
        <text:list-item>
          <text:p text:style-name="P6"><text:span text:style-name="Strong_20_Emphasis">fail2ban / audit tools require internet once</text:span></text:p>
        </text:list-item>
        <text:list-item>
          <text:p text:style-name="P6">We <text:span text:style-name="Strong_20_Emphasis">observe before enforcing</text:span></text:p>
        </text:list-item>
      </text:list>
      <text:p text:style-name="P1">❗ Do <text:span text:style-name="Strong_20_Emphasis">not</text:span> paste random firewall rules yet. We’re mapping first.</text:p>
      <text:p text:style-name="P2"/>
      <text:h text:style-name="P3" text:outline-level="2">STEP 1 — Confirm iptables exists (NO changes)</text:h>
      <text:p text:style-name="P1">Verify only:</text:p>
      <text:p text:style-name="P5"><text:span text:style-name="Source_20_Text">sudo iptables --version</text:span></text:p>
      <text:p text:style-name="P1">Expected: a version string<text:line-break/>If it prints → <text:span text:style-name="Strong_20_Emphasis">good, stop here</text:span></text:p>
      <text:p text:style-name="P1">List current rules (read-only):</text:p>
      <text:p text:style-name="P5"><text:span text:style-name="Source_20_Text">sudo iptables -L -n -v</text:span></text:p>
      <text:p text:style-name="P1">What you’re doing:</text:p>
      <text:list text:style-name="L2">
        <text:list-item>
          <text:p text:style-name="P7">Seeing what Ubuntu already allows</text:p>
        </text:list-item>
        <text:list-item>
          <text:p text:style-name="P7">Establishing baseline reality</text:p>
        </text:list-item>
      </text:list>
      <text:p text:style-name="P1">👉 <text:span text:style-name="Strong_20_Emphasis">Do not change anything yet</text:span></text:p>
      <text:p text:style-name="P2"/>
      <text:h text:style-name="P3" text:outline-level="2">STEP 2 — Prepare logging (safe, passive)</text:h>
      <text:p text:style-name="P1">This does <text:span text:style-name="Strong_20_Emphasis">not block traffic</text:span>.</text:p>
      <text:p text:style-name="P5"><text:span text:style-name="Source_20_Text">sudo iptables -N LOGGING</text:span></text:p>
      <text:p text:style-name="P1">If it errors, that’s fine — move on.<text:line-break/>No enforcement yet.</text:p>
      <text:p text:style-name="P2"/>
      <text:h text:style-name="P3" text:outline-level="2"><text:soft-page-break/>STEP 3 — INSTALLS (CHOOSE ONE PATH)</text:h>
      <text:h text:style-name="P4" text:outline-level="3">✅ OPTION A — ONE-BLOCK INSTALL (FAST)</text:h>
      <text:p text:style-name="P1">Use this <text:span text:style-name="Strong_20_Emphasis">if internet is stable</text:span>:</text:p>
      <text:p text:style-name="P5"><text:span text:style-name="Source_20_Text">sudo apt update &amp;&amp; sudo apt install -y \</text:span></text:p>
      <text:p text:style-name="P5"><text:span text:style-name="Source_20_Text">fail2ban \</text:span></text:p>
      <text:p text:style-name="P5"><text:span text:style-name="Source_20_Text">ufw \</text:span></text:p>
      <text:p text:style-name="P5"><text:span text:style-name="Source_20_Text">auditd audispd-plugins \</text:span></text:p>
      <text:p text:style-name="P5"><text:span text:style-name="Source_20_Text">lynis \</text:span></text:p>
      <text:p text:style-name="P5"><text:span text:style-name="Source_20_Text">rkhunter</text:span></text:p>
      <text:p text:style-name="P1">This installs:</text:p>
      <text:list text:style-name="L3">
        <text:list-item>
          <text:p text:style-name="P8">fail2ban (automation)</text:p>
        </text:list-item>
        <text:list-item>
          <text:p text:style-name="P8">ufw (iptables frontend)</text:p>
        </text:list-item>
        <text:list-item>
          <text:p text:style-name="P8">auditd (forensics)</text:p>
        </text:list-item>
        <text:list-item>
          <text:p text:style-name="P8">lynis (security audit)</text:p>
        </text:list-item>
        <text:list-item>
          <text:p text:style-name="P8">rkhunter (rootkit check)</text:p>
        </text:list-item>
      </text:list>
      <text:p text:style-name="P1">⬇ If this fails → go to <text:span text:style-name="Strong_20_Emphasis">Option B</text:span></text:p>
      <text:p text:style-name="P2"/>
      <text:h text:style-name="P4" text:outline-level="3">✅ OPTION B — STEP-BY-STEP FALLBACK (SAFE)</text:h>
      <text:p text:style-name="P1">Install <text:span text:style-name="Strong_20_Emphasis">only fail2ban first</text:span>:</text:p>
      <text:p text:style-name="P5"><text:span text:style-name="Source_20_Text">sudo apt update</text:span></text:p>
      <text:p text:style-name="P5"><text:span text:style-name="Source_20_Text">sudo apt install fail2ban -y</text:span></text:p>
      <text:p text:style-name="P1">Verify:</text:p>
      <text:p text:style-name="P5"><text:span text:style-name="Source_20_Text">fail2ban-client --version</text:span></text:p>
      <text:p text:style-name="P1">(You can install the others later, one by one.)</text:p>
      <text:p text:style-name="P2"/>
      <text:h text:style-name="P3" text:outline-level="2">STEP 4 — Start fail2ban (DEFAULTS ONLY)</text:h>
      <text:p text:style-name="P5"><text:span text:style-name="Source_20_Text">sudo systemctl enable fail2ban</text:span></text:p>
      <text:p text:style-name="P5"><text:span text:style-name="Source_20_Text">sudo systemctl start fail2ban</text:span></text:p>
      <text:p text:style-name="P1">Check:</text:p>
      <text:p text:style-name="P5"><text:span text:style-name="Source_20_Text">sudo systemctl status fail2ban</text:span></text:p>
      <text:p text:style-name="P1">If you see <text:span text:style-name="Strong_20_Emphasis">active (running)</text:span> → perfect.</text:p>
      <text:p text:style-name="P2"><text:soft-page-break/></text:p>
      <text:h text:style-name="P3" text:outline-level="2">STEP 5 — Confirm fail2ban ↔ iptables link</text:h>
      <text:p text:style-name="P5"><text:span text:style-name="Source_20_Text">sudo fail2ban-client status</text:span></text:p>
      <text:p text:style-name="P1">You may see:</text:p>
      <text:list text:style-name="L4">
        <text:list-item>
          <text:p text:style-name="P9"><text:span text:style-name="Source_20_Text">sshd</text:span> (if SSH exists)</text:p>
        </text:list-item>
        <text:list-item>
          <text:p text:style-name="P9">Or nothing — <text:span text:style-name="Strong_20_Emphasis">that’s OK</text:span></text:p>
        </text:list-item>
      </text:list>
      <text:p text:style-name="P1">No aggressive behavior by default.</text:p>
      <text:p text:style-name="P2"/>
      <text:h text:style-name="P3" text:outline-level="2">STEP 6 — Logs (WRITE THIS DOWN)</text:h>
      <text:p text:style-name="P1">These are your <text:span text:style-name="Strong_20_Emphasis">truth sources</text:span>:</text:p>
      <text:p text:style-name="P5"><text:span text:style-name="Source_20_Text">/var/log/fail2ban.log</text:span></text:p>
      <text:p text:style-name="P5"><text:span text:style-name="Source_20_Text">/var/log/auth.log</text:span></text:p>
      <text:p text:style-name="P5"><text:span text:style-name="Source_20_Text">/var/log/syslog</text:span></text:p>
      <text:p text:style-name="P5"><text:span text:style-name="Source_20_Text">/var/log/audit/audit.log <text:s text:c="2"/>(if auditd installed)</text:span></text:p>
      <text:p text:style-name="P1">You are <text:span text:style-name="Strong_20_Emphasis">watching</text:span>, not reacting.</text:p>
      <text:p text:style-name="P2"/>
      <text:h text:style-name="P3" text:outline-level="2">WHAT YOU DO <text:span text:style-name="Strong_20_Emphasis">NOT</text:span> DO YET</text:h>
      <text:p text:style-name="P1">Do <text:span text:style-name="Strong_20_Emphasis">NOT</text:span>:</text:p>
      <text:list text:style-name="L5">
        <text:list-item>
          <text:p text:style-name="P10">Set default DROP policies</text:p>
        </text:list-item>
        <text:list-item>
          <text:p text:style-name="P10">Flush iptables</text:p>
        </text:list-item>
        <text:list-item>
          <text:p text:style-name="P10">Copy rules from the internet</text:p>
        </text:list-item>
        <text:list-item>
          <text:p text:style-name="P10">Enable aggressive fail2ban jails</text:p>
        </text:list-item>
        <text:list-item>
          <text:p text:style-name="P10">Touch SSH rules blindly</text:p>
        </text:list-item>
        <text:list-item>
          <text:p text:style-name="P10">Enable ufw yet</text:p>
        </text:list-item>
      </text:list>
      <text:p text:style-name="P1">That comes <text:span text:style-name="Strong_20_Emphasis">after observation</text:span>.</text:p>
      <text:p text:style-name="P2"/>
      <text:h text:style-name="P3" text:outline-level="2">LOCK-IN MENTAL MODEL (IMPORTANT)</text:h>
      <text:list text:style-name="L6">
        <text:list-item>
          <text:p text:style-name="P11"><text:span text:style-name="Strong_20_Emphasis">iptables</text:span> = already there, silent authority</text:p>
        </text:list-item>
        <text:list-item>
          <text:p text:style-name="P11"><text:span text:style-name="Strong_20_Emphasis">fail2ban</text:span> = watcher + automation</text:p>
        </text:list-item>
        <text:list-item>
          <text:p text:style-name="P11"><text:span text:style-name="Strong_20_Emphasis">logs</text:span> = truth</text:p>
        </text:list-item>
        <text:list-item>
          <text:p text:style-name="P11"><text:soft-page-break/><text:span text:style-name="Strong_20_Emphasis">enforcement</text:span> = later, deliberate</text:p>
        </text:list-item>
      </text:list>
      <text:p text:style-name="P1">You are building <text:span text:style-name="Strong_20_Emphasis">control</text:span>, not panic defenses.</text:p>
      <text:p text:style-name="P2"/>
      <text:h text:style-name="P3" text:outline-level="2">OFFLINE SAFETY CHECK</text:h>
      <text:p text:style-name="P1">Once installed:</text:p>
      <text:list text:style-name="L7">
        <text:list-item>
          <text:p text:style-name="P12">iptables → works offline</text:p>
        </text:list-item>
        <text:list-item>
          <text:p text:style-name="P12">fail2ban → works offline</text:p>
        </text:list-item>
        <text:list-item>
          <text:p text:style-name="P12">auditd → works offline</text:p>
        </text:list-item>
        <text:list-item>
          <text:p text:style-name="P12">logs → persist</text:p>
        </text:list-item>
        <text:list-item>
          <text:p text:style-name="P12">no cloud dependency</text:p>
        </text:list-item>
      </text:list>
      <text:p text:style-name="P2"/>
      <text:h text:style-name="P3" text:outline-level="2">NEXT SESSION (WHEN YOU’RE READY)</text:h>
      <text:list text:style-name="L8">
        <text:list-item>
          <text:p text:style-name="P13">Decide <text:span text:style-name="Strong_20_Emphasis">what ports deserve to exist</text:span></text:p>
        </text:list-item>
        <text:list-item>
          <text:p text:style-name="P13">Design a <text:span text:style-name="Strong_20_Emphasis">default-deny firewall</text:span></text:p>
        </text:list-item>
        <text:list-item>
          <text:p text:style-name="P13">Apply rules <text:span text:style-name="Strong_20_Emphasis">without locking yourself out</text:span></text:p>
        </text:list-item>
      </text:list>
      <text:p text:style-name="P1">Log off clean. Save this.<text:line-break/>You’re moving <text:span text:style-name="Strong_20_Emphasis">calm, methodical, and in control</text:span> — exactly how this should be do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05:20:31.873514727</meta:creation-date>
    <meta:generator>LibreOffice/24.2.7.2$Linux_X86_64 LibreOffice_project/420$Build-2</meta:generator>
    <dc:date>2026-02-13T06:29:30.458215040</dc:date>
    <meta:editing-duration>PT4M1S</meta:editing-duration>
    <meta:editing-cycles>4</meta:editing-cycles>
    <meta:document-statistic meta:table-count="0" meta:image-count="0" meta:object-count="0" meta:page-count="4" meta:paragraph-count="91" meta:word-count="446" meta:character-count="2607" meta:non-whitespace-character-count="2272"/>
  </office:meta>
</office:document-meta>
</file>